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1CA1519C0B62EABF.png" manifest:media-type="image/png"/>
  <manifest:file-entry manifest:full-path="Pictures/100002010000033200000154FCFA79B961A0736D.png" manifest:media-type="image/png"/>
  <manifest:file-entry manifest:full-path="Pictures/10000000000002EB000001401E1FC999AD193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6.6931in" style:page-number="auto" table:align="margins"/>
    </style:style>
    <style:style style:name="Table2.A" style:family="table-column">
      <style:table-column-properties style:column-width="3.3465in" style:rel-column-width="3276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officeooo:rsid="001ee1c9" officeooo:paragraph-rsid="001ee1c9"/>
    </style:style>
    <style:style style:name="P13" style:family="paragraph" style:parent-style-name="Standard">
      <style:text-properties fo:language="ru" fo:country="RU" officeooo:rsid="001fbc66" officeooo:paragraph-rsid="001fbc66"/>
    </style:style>
    <style:style style:name="P14" style:family="paragraph" style:parent-style-name="Standard">
      <style:text-properties fo:language="ru" fo:country="RU" officeooo:rsid="001fbc66" officeooo:paragraph-rsid="002b153f"/>
    </style:style>
    <style:style style:name="P15" style:family="paragraph" style:parent-style-name="Standard">
      <style:text-properties fo:language="ru" fo:country="RU" fo:font-weight="normal" officeooo:rsid="002ef736" officeooo:paragraph-rsid="002ef736" style:font-weight-asian="normal" style:font-weight-complex="normal"/>
    </style:style>
    <style:style style:name="P16" style:family="paragraph" style:parent-style-name="Standard">
      <style:text-properties fo:language="ru" fo:country="RU" fo:font-weight="normal" officeooo:rsid="00328eb4" officeooo:paragraph-rsid="00328eb4" style:font-weight-asian="normal" style:font-weight-complex="normal"/>
    </style:style>
    <style:style style:name="P17" style:family="paragraph" style:parent-style-name="Standard">
      <style:text-properties fo:language="ru" fo:country="RU" fo:font-weight="normal" officeooo:rsid="00364432" officeooo:paragraph-rsid="00364432" style:font-weight-asian="normal" style:font-weight-complex="normal"/>
    </style:style>
    <style:style style:name="P18" style:family="paragraph" style:parent-style-name="Standard">
      <style:text-properties fo:language="ru" fo:country="RU" fo:font-weight="normal" officeooo:rsid="00397457" officeooo:paragraph-rsid="00397457" style:font-weight-asian="normal" style:font-weight-complex="normal"/>
    </style:style>
    <style:style style:name="P19" style:family="paragraph" style:parent-style-name="Standard">
      <style:text-properties officeooo:rsid="001fbc66" officeooo:paragraph-rsid="001fbc66"/>
    </style:style>
    <style:style style:name="P20"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2">
      <style:text-properties fo:language="ru" fo:country="RU" officeooo:rsid="001ee1c9" officeooo:paragraph-rsid="001ee1c9"/>
    </style:style>
    <style:style style:name="P23" style:family="paragraph" style:parent-style-name="Standard">
      <style:text-properties fo:language="ru" fo:country="RU" fo:font-weight="normal" officeooo:rsid="00406ca0" officeooo:paragraph-rsid="00406ca0" style:font-weight-asian="normal" style:font-weight-complex="normal"/>
    </style:style>
    <style:style style:name="P24" style:family="paragraph" style:parent-style-name="Standard" style:list-style-name="L3">
      <style:text-properties fo:language="ru" fo:country="RU" fo:font-weight="normal" officeooo:rsid="00406ca0" officeooo:paragraph-rsid="00406ca0" style:font-weight-asian="normal" style:font-weight-complex="normal"/>
    </style:style>
    <style:style style:name="P25" style:family="paragraph" style:parent-style-name="Standard">
      <style:text-properties fo:language="ru" fo:country="RU" fo:font-weight="normal" officeooo:rsid="004535a7" officeooo:paragraph-rsid="004535a7" style:font-weight-asian="normal" style:font-weight-complex="normal"/>
    </style:style>
    <style:style style:name="P26" style:family="paragraph" style:parent-style-name="Standard">
      <style:text-properties fo:language="ru" fo:country="RU" fo:font-weight="normal" officeooo:rsid="00495727" officeooo:paragraph-rsid="00495727" style:font-weight-asian="normal" style:font-weight-complex="normal"/>
    </style:style>
    <style:style style:name="P27" style:family="paragraph" style:parent-style-name="Standard" style:list-style-name="L4">
      <style:text-properties fo:language="ru" fo:country="RU" fo:font-weight="normal" officeooo:rsid="00495727" officeooo:paragraph-rsid="00495727" style:font-weight-asian="normal" style:font-weight-complex="normal"/>
    </style:style>
    <style:style style:name="P28" style:family="paragraph" style:parent-style-name="Standard">
      <style:text-properties fo:language="ru" fo:country="RU" fo:font-weight="normal" officeooo:rsid="0051db9d" officeooo:paragraph-rsid="0051db9d" style:font-weight-asian="normal" style:font-weight-complex="normal"/>
    </style:style>
    <style:style style:name="P29" style:family="paragraph" style:parent-style-name="Standard">
      <style:text-properties fo:language="ru" fo:country="RU" fo:font-weight="normal" officeooo:rsid="00575396" officeooo:paragraph-rsid="00575396" style:font-weight-asian="normal" style:font-weight-complex="normal"/>
    </style:style>
    <style:style style:name="P30" style:family="paragraph" style:parent-style-name="Standard">
      <style:text-properties fo:language="ru" fo:country="RU" fo:font-weight="bold" officeooo:rsid="004535a7" officeooo:paragraph-rsid="004535a7" style:font-weight-asian="bold" style:font-weight-complex="bold"/>
    </style:style>
    <style:style style:name="P31" style:family="paragraph" style:parent-style-name="Standard">
      <style:text-properties fo:language="ru" fo:country="RU" fo:font-weight="bold" officeooo:rsid="0051db9d" officeooo:paragraph-rsid="0051db9d" fo:background-color="#bbe33d" style:font-weight-asian="bold" style:font-weight-complex="bold"/>
    </style:style>
    <style:style style:name="P32"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34"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35" style:family="paragraph" style:parent-style-name="Standard">
      <style:text-properties fo:language="ru" fo:country="RU" fo:font-style="italic" fo:font-weight="bold" officeooo:rsid="0059249e" officeooo:paragraph-rsid="005b6b1e" style:font-style-asian="italic" style:font-weight-asian="bold" style:font-style-complex="italic" style:font-weight-complex="bold"/>
    </style:style>
    <style:style style:name="P36"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37"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8"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43"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44"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4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46"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4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4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4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5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5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5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5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5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55"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56"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7"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58"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9"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60"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61"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62"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63"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64" style:family="paragraph" style:parent-style-name="Table_20_Contents">
      <style:text-properties fo:font-weight="bold" officeooo:rsid="005d22f6" officeooo:paragraph-rsid="005d22f6" style:font-weight-asian="bold" style:font-weight-complex="bold"/>
    </style:style>
    <style:style style:name="P65"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66"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67"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68"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69"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70" style:family="paragraph" style:parent-style-name="Table_20_Contents">
      <style:text-properties officeooo:rsid="005ec83e" officeooo:paragraph-rsid="005ec83e"/>
    </style:style>
    <style:style style:name="P71" style:family="paragraph" style:parent-style-name="Table_20_Contents" style:list-style-name="L6">
      <style:text-properties officeooo:rsid="005f4d04" officeooo:paragraph-rsid="005f4d04"/>
    </style:style>
    <style:style style:name="P72" style:family="paragraph" style:parent-style-name="Table_20_Contents" style:list-style-name="L9">
      <style:text-properties fo:font-weight="normal" officeooo:rsid="005d22f6" officeooo:paragraph-rsid="006a030e" style:font-weight-asian="normal" style:font-weight-complex="normal"/>
    </style:style>
    <style:style style:name="P73" style:family="paragraph" style:parent-style-name="Table_20_Contents" style:list-style-name="L9">
      <style:text-properties fo:font-weight="normal" officeooo:rsid="005d22f6" officeooo:paragraph-rsid="00682ced" style:font-weight-asian="normal" style:font-weight-complex="normal"/>
    </style:style>
    <style:style style:name="P74" style:family="paragraph" style:parent-style-name="Table_20_Contents" style:list-style-name="L10">
      <style:text-properties fo:font-weight="normal" officeooo:rsid="005d22f6" officeooo:paragraph-rsid="005d22f6" style:font-weight-asian="normal" style:font-weight-complex="normal"/>
    </style:style>
    <style:style style:name="P75" style:family="paragraph" style:parent-style-name="Table_20_Contents" style:list-style-name="L10">
      <style:text-properties fo:font-weight="normal" officeooo:rsid="005d22f6" officeooo:paragraph-rsid="006ac925" style:font-weight-asian="normal" style:font-weight-complex="normal"/>
    </style:style>
    <style:style style:name="P76" style:family="paragraph" style:parent-style-name="Table_20_Contents" style:list-style-name="L6">
      <style:text-properties officeooo:rsid="00600345" officeooo:paragraph-rsid="00600345"/>
    </style:style>
    <style:style style:name="P77" style:family="paragraph" style:parent-style-name="Table_20_Contents" style:list-style-name="L6">
      <style:text-properties officeooo:rsid="0061f669" officeooo:paragraph-rsid="0061f669"/>
    </style:style>
    <style:style style:name="P78" style:family="paragraph" style:parent-style-name="Table_20_Contents" style:list-style-name="L7">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79" style:family="paragraph" style:parent-style-name="Table_20_Contents" style:list-style-name="L7">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80" style:family="paragraph" style:parent-style-name="Table_20_Contents" style:list-style-name="L7">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81" style:family="paragraph" style:parent-style-name="Table_20_Contents" style:list-style-name="L7">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82" style:family="paragraph" style:parent-style-name="Table_20_Contents" style:list-style-name="L7">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83" style:family="paragraph" style:parent-style-name="Table_20_Contents" style:list-style-name="L8">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84" style:family="paragraph" style:parent-style-name="Table_20_Contents" style:list-style-name="L8">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P85"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86" style:family="paragraph" style:parent-style-name="Figure">
      <style:text-properties officeooo:paragraph-rsid="004302ec"/>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347af2"/>
    </style:style>
    <style:style style:name="T21" style:family="text">
      <style:text-properties text:display="none"/>
    </style:style>
    <style:style style:name="T22" style:family="text">
      <style:text-properties officeooo:rsid="0034eaf8"/>
    </style:style>
    <style:style style:name="T23" style:family="text">
      <style:text-properties officeooo:rsid="00397457"/>
    </style:style>
    <style:style style:name="T24" style:family="text">
      <style:text-properties officeooo:rsid="003a5848"/>
    </style:style>
    <style:style style:name="T25" style:family="text">
      <style:text-properties officeooo:rsid="003b6b02"/>
    </style:style>
    <style:style style:name="T26" style:family="text">
      <style:text-properties officeooo:rsid="003efb42"/>
    </style:style>
    <style:style style:name="T27" style:family="text">
      <style:text-properties officeooo:rsid="004302ec"/>
    </style:style>
    <style:style style:name="T28" style:family="text">
      <style:text-properties fo:font-size="14pt" fo:font-weight="bold" style:font-size-asian="14pt" style:font-weight-asian="bold" style:font-size-complex="14pt" style:font-weight-complex="bold"/>
    </style:style>
    <style:style style:name="T29" style:family="text">
      <style:text-properties officeooo:rsid="004ce1d4"/>
    </style:style>
    <style:style style:name="T30" style:family="text">
      <style:text-properties officeooo:rsid="004ee732"/>
    </style:style>
    <style:style style:name="T31" style:family="text">
      <style:text-properties officeooo:rsid="004ef484"/>
    </style:style>
    <style:style style:name="T32" style:family="text">
      <style:text-properties officeooo:rsid="0051db9d"/>
    </style:style>
    <style:style style:name="T33" style:family="text">
      <style:text-properties officeooo:rsid="0052d5f3"/>
    </style:style>
    <style:style style:name="T34" style:family="text">
      <style:text-properties officeooo:rsid="00540cc0"/>
    </style:style>
    <style:style style:name="T35" style:family="text">
      <style:text-properties fo:font-style="normal" officeooo:rsid="0066e287"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5931ef" style:font-style-asian="normal" style:font-weight-asian="normal" style:font-style-complex="normal" style:font-weight-complex="normal"/>
    </style:style>
    <style:style style:name="T38" style:family="text">
      <style:text-properties fo:font-style="normal" fo:font-weight="normal" officeooo:rsid="005a2586" style:font-style-asian="normal" style:font-weight-asian="normal" style:font-style-complex="normal" style:font-weight-complex="normal"/>
    </style:style>
    <style:style style:name="T39" style:family="text">
      <style:text-properties officeooo:rsid="00600345"/>
    </style:style>
    <style:style style:name="T40" style:family="text">
      <style:text-properties officeooo:rsid="0064b1e2"/>
    </style:style>
    <style:style style:name="T41" style:family="text">
      <style:text-properties officeooo:rsid="0066e287"/>
    </style:style>
    <style:style style:name="T42" style:family="text">
      <style:text-properties officeooo:rsid="00682ced"/>
    </style:style>
    <style:style style:name="T43" style:family="text">
      <style:text-properties officeooo:rsid="006a030e"/>
    </style:style>
    <style:style style:name="T44" style:family="text">
      <style:text-properties officeooo:rsid="006a190a"/>
    </style:style>
    <style:style style:name="T45" style:family="text">
      <style:text-properties officeooo:rsid="006ac925"/>
    </style:style>
    <style:style style:name="T46" style:family="text">
      <style:text-properties officeooo:rsid="006c425b"/>
    </style:style>
    <style:style style:name="T47" style:family="text">
      <style:text-properties officeooo:rsid="0051db9d" fo:background-color="#bbe33d" loext:char-shading-value="0"/>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21">Tricks of the Trade</text:p>
        </draw:text-box>
      </draw:frame>
      <draw:frame draw:style-name="fr1" draw:name="Frame6" text:anchor-type="page" text:anchor-page-number="8" svg:x="0.8638in" svg:y="3.8083in" svg:width="0.7902in" draw:z-index="8">
        <draw:text-box fo:min-height="0.7571in">
          <text:p text:style-name="P21">Tricks of the Trade</text:p>
        </draw:text-box>
      </draw:frame>
      <draw:frame draw:style-name="fr1" draw:name="Frame7" text:anchor-type="page" text:anchor-page-number="9" svg:x="0.8327in" svg:y="6.5272in" svg:width="0.7902in" draw:z-index="9">
        <draw:text-box fo:min-height="0.7571in">
          <text:p text:style-name="P21">Tricks of the Trade</text:p>
        </draw:text-box>
      </draw:frame>
      <draw:frame draw:style-name="fr1" draw:name="Frame8" text:anchor-type="page" text:anchor-page-number="9" svg:x="0.8535in" svg:y="7.5689in" svg:width="0.7902in" draw:z-index="10">
        <draw:text-box fo:min-height="0.7571in">
          <text:p text:style-name="P21">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1413198262" text:style-name="L1"><text:list-item><text:p text:style-name="P45">Управление проектом</text:p></text:list-item><text:list-item><text:p text:style-name="P47">Определение проекта</text:p></text:list-item><text:list-item><text:p text:style-name="P48">Команда проекта</text:p></text:list-item><text:list-item><text:p text:style-name="P48">Команда управления проектом</text:p></text:list-item><text:list-item><text:p text:style-name="P48">Заинтересованная сторона</text:p></text:list-item><text:list-item><text:p text:style-name="P48">Управление заинтересованными сторонами</text:p></text:list-item><text:list-item><text:p text:style-name="P49">Руководство </text:p></text:list-item><text:list-item><text:p text:style-name="P50">Офис управления проектами(PMO)</text:p><text:list><text:list-item><text:p text:style-name="P55">Поддерживающий</text:p></text:list-item><text:list-item><text:p text:style-name="P57">Контролирующий</text:p></text:list-item><text:list-item><text:p text:style-name="P57">Управляющий</text:p></text:list-item></text:list></text:list-item><text:list-item><text:p text:style-name="P51">Организационное управление проектом</text:p></text:list-item><text:list-item><text:p text:style-name="P52">Организационноая структура</text:p><text:list><text:list-item><text:p text:style-name="P59">Матричная</text:p><text:list><text:list-item><text:p text:style-name="P61">Сильная </text:p></text:list-item><text:list-item><text:p text:style-name="P62">Слабая</text:p></text:list-item><text:list-item><text:p text:style-name="P62">Сбалансированная</text:p></text:list-item></text:list></text:list-item><text:list-item><text:p text:style-name="P59">Функцональная</text:p></text:list-item><text:list-item><text:p text:style-name="P60">Проектно-ориентированная</text:p><text:p text:style-name="P60"/></text:list-item></text:list></text:list-item><text:list-item><text:p text:style-name="P46">Project expediter</text:p></text:list-item><text:list-item><text:p text:style-name="P53">Project coordinator</text:p></text:list-item><text:list-item><text:p text:style-name="P53">Факторы среды предприятия</text:p></text:list-item><text:list-item><text:p text:style-name="P53">Активы процессов предприятия</text:p><text:list><text:list-item><text:p text:style-name="P56">Процессы, политики, процедуры</text:p></text:list-item><text:list-item><text:p text:style-name="P58">Историческая информация</text:p></text:list-item><text:list-item><text:p text:style-name="P58">Извлеченные уроки</text:p></text:list-item></text:list></text:list-item><text:list-item><text:p text:style-name="P53">Журнал допущений</text:p></text:list-item><text:list-item><text:p text:style-name="P53">Допущения</text:p></text:list-item><text:list-item><text:p text:style-name="P53">Ограничения</text:p></text:list-item><text:list-item><text:p text:style-name="P53">Данные об исполнении работ, информация и отчеты</text:p></text:list-item><text:list-item><text:p text:style-name="P53">Operational work</text:p></text:list-item><text:list-item><text:p text:style-name="P54">Управление программой</text:p></text:list-item><text:list-item><text:p text:style-name="P54">Управление портфелем</text:p></text:list-item><text:list-item><text:p text:style-name="P54">Экспертное суждение</text:p></text:list-item><text:list-item><text:p text:style-name="P54">Встречи</text:p></text:list-item></text:list><text:p text:style-name="P20"/><text:p text:style-name="P20"/><text:p text:style-name="P20"/></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2"><text:tab/>На экзамене предполагается, что проект имеет следующие характеристики:</text:p>
      <text:list xml:id="list1916005258" text:style-name="L2">
        <text:list-item>
          <text:p text:style-name="P22">Это временная деятельность <text:s/>, обладающая <text:s/>началом и концом.</text:p>
        </text:list-item>
        <text:list-item>
          <text:p text:style-name="P22">Проект создает уникальный продукт, услугу или результат.</text:p>
        </text:list-item>
      </text:list>
      <text:p text:style-name="P19"><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3"><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3"><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3"><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3"><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3"><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3"><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3"><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3"><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3"><text:tab/></text:p>
      <text:p text:style-name="P6">Почему Существуют Проекты</text:p>
      <text:p text:style-name="P14"><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4"><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4"><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4"><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4"><text:tab/></text:p>
      <text:p text:style-name="P7">Управление</text:p>
      <text:p text:style-name="P15"><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5"><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5"/>
      <text:p text:style-name="P8">Что такое управление портфелем?(стр.15)</text:p>
      <text:p text:style-name="P16"><text:tab/>Портфель включает в себя программы, отдельные проекты и другую связанную с ними оперативную работу, которые <text:s/>приор<text:span text:style-name="T20">етизируются </text:span><text:s/>и реализуются для достижения конкретной стратегической бизнес-цели (см. <text:span text:style-name="T20">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0">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6"><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1FC999AD193F54.png" xlink:type="simple" xlink:show="embed" xlink:actuate="onLoad" loext:mime-type="image/png"/><svg:title>Рисунок 2.1</svg:title><svg:desc>Рисунок 2.1</svg:desc></draw:frame><text:span text:style-name="T21"><text:line-break/></text:span>Figure <text:span text:style-name="T22">2.1</text:span>: Управление портфелем</text:p></draw:text-box></draw:frame><text:soft-page-break/></text:p>
      <text:p text:style-name="P16"/>
      <text:p text:style-name="P9">Что такое управление программами? <text:span text:style-name="T24">Стр. 14</text:span></text:p>
      <text:p text:style-name="P17"><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7"><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21"><text:line-break/></text:span>Figure <text:span text:style-name="T23">2.2</text:span>: Управление программой</text:p></draw:text-box></draw:frame></text:p>
      <text:p text:style-name="P17"/>
      <text:p text:style-name="P17"/>
      <text:p text:style-name="P10"><text:soft-page-break/>Что такое управление проектами? Почему это так важно? <text:span text:style-name="T24">Стр. 10</text:span></text:p>
      <text:p text:style-name="P18"><text:tab/>Управление проектами - это одновременно и <text:span text:style-name="T25">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8"><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8"><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8"><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6">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8"/>
      <text:p text:style-name="P11">Что такое Организационное управлением проектами? (OPM) стр.16</text:p>
      <text:p text:style-name="P23"><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3"/>
      <text:p text:style-name="P23"><draw:frame draw:style-name="fr4" draw:name="Frame5" text:anchor-type="paragraph" svg:width="6.0752in" draw:z-index="6"><draw:text-box fo:min-height="6.8339in"><text:p text:style-name="P86"><draw:frame draw:style-name="fr6" draw:name="Image3" text:anchor-type="as-char" svg:width="6.0752in" style:rel-width="100%" svg:height="6.8339in" style:rel-height="scale" draw:z-index="7"><draw:image xlink:href="Pictures/10000201000002D9000003341CA1519C0B62EABF.png" xlink:type="simple" xlink:show="embed" xlink:actuate="onLoad" loext:mime-type="image/png"/></draw:frame><text:span text:style-name="T21"><text:line-break/></text:span>Figure <text:span text:style-name="T27">2.3</text:span>: Организационное управление проектом</text:p></draw:text-box></draw:frame><text:soft-page-break/></text:p>
      <text:p text:style-name="P23">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3"/>
      <text:p text:style-name="P30"><text:span text:style-name="T47">Офис управления проектами. Стр 48</text:span></text:p>
      <text:p text:style-name="P25"><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1777700259" text:style-name="L3">
        <text:list-item>
          <text:p text:style-name="P2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2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2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3"/>
      <text:p text:style-name="P26">Офис управления проектами может:</text:p>
      <text:list xml:id="list245423632" text:style-name="L4">
        <text:list-item>
          <text:p text:style-name="P27">Управлять взаимосвязями между проектами, программами и портфелями.</text:p>
        </text:list-item>
        <text:list-item>
          <text:p text:style-name="P27">Интегрировать информацию по всем проектам для оценки того, достигает ли организация своих стратегических целей.</text:p>
        </text:list-item>
        <text:list-item>
          <text:p text:style-name="P27">Помогать в предоставлении ресурсов.</text:p>
        </text:list-item>
        <text:list-item>
          <text:p text:style-name="P27">При необходимости рекомендовать прекращение проектов.</text:p>
        </text:list-item>
        <text:list-item>
          <text:p text:style-name="P27">Контролировать соблюдение организационных процессов.</text:p>
        </text:list-item>
        <text:list-item>
          <text:p text:style-name="P27">Помогать собирать извлеченные уроки в хранилище и предоставлять их в распоряжение других проектов.</text:p>
        </text:list-item>
        <text:list-item>
          <text:p text:style-name="P27">Предоставлять шаблоны для документов, таких как иерархические структуры работ(WBS) или планы управления коммуникациями.</text:p>
        </text:list-item>
        <text:list-item>
          <text:p text:style-name="P27">Обеспечивать руководство и управление проектами.</text:p>
        </text:list-item>
        <text:list-item>
          <text:p text:style-name="P27"><text:span text:style-name="T30">Координировать</text:span> коммуникации по проектам.</text:p>
        </text:list-item>
        <text:list-item>
          <text:p text:style-name="P27">Быть более активно вовлеченным во время инициирования проекта, чем позже в проекте.</text:p>
        </text:list-item>
        <text:list-item>
          <text:p text:style-name="P27">Быть представленным в Совете по контролю за изменениями.</text:p>
        </text:list-item>
        <text:list-item>
          <text:p text:style-name="P27">Быть заинтересованной стороной.</text:p>
        </text:list-item>
        <text:list-item>
          <text:p text:style-name="P27">Приоритезировать проекты.</text:p>
        </text:list-item>
      </text:list>
      <text:p text:style-name="P26"/>
      <text:p text:style-name="P26"><text:span text:style-name="T28">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3"/>
      <table:table table:name="Table1" table:style-name="Table1">
        <table:table-column table:style-name="Table1.A" table:number-columns-repeated="2"/>
        <table:table-row>
          <table:table-cell table:style-name="Table1.A1" office:value-type="string">
            <text:p text:style-name="P63">Описание</text:p>
          </table:table-cell>
          <table:table-cell table:style-name="Table1.B1" office:value-type="string">
            <text:p text:style-name="P63">Тип PMO</text:p>
          </table:table-cell>
        </table:table-row>
        <table:table-row>
          <table:table-cell table:style-name="Table1.A2" office:value-type="string">
            <text:p text:style-name="Table_20_Contents">Управл<text:span text:style-name="T29">яет</text:span> всеми проектами в организации</text:p>
          </table:table-cell>
          <table:table-cell table:style-name="Table1.B2" office:value-type="string">
            <text:p text:style-name="P67">У <text:span text:style-name="T31">(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68">К</text:p>
          </table:table-cell>
        </table:table-row>
        <table:table-row>
          <table:table-cell table:style-name="Table1.A2" office:value-type="string">
            <text:p text:style-name="Table_20_Contents">Координирует все проекты в рамках <text:soft-page-break/>организации</text:p>
          </table:table-cell>
          <table:table-cell table:style-name="Table1.B2" office:value-type="string">
            <text:p text:style-name="P69">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69">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69">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69">У<text:span text:style-name="T31">(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69">У</text:p>
          </table:table-cell>
        </table:table-row>
      </table:table>
      <text:p text:style-name="P23"/>
      <text:p text:style-name="P23"/>
      <text:p text:style-name="P23">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3"/>
      <text:p text:style-name="P31">Организационная структура. Стр 45</text:p>
      <text:p text:style-name="P28"><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3">з</text:span>делениях и в разных странах. Лучшие руководители проектов ищут эти взаимодействия и управляют ими в интересах проекта и организации.</text:p>
      <text:p text:style-name="P28"><text:tab/>То как организована компания, <text:s/>явл<text:span text:style-name="T34">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8"><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8"><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9"><text:span text:style-name="T19">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9"/>
      <text:p text:style-name="P32"><text:soft-page-break/>Проектно ориентированная: <text:span text:style-name="T36">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2"><text:span text:style-name="T36"/></text:p>
      <text:p text:style-name="P33">Матричная:<text:span text:style-name="T36">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7">:</text:span><text:span text:style-name="T36">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3"><text:span text:style-name="T36"><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span></text:p>
      <text:p text:style-name="P33"><text:span text:style-name="T36"><text:tab/>Как указывалось в </text:span><text:span text:style-name="T38">ранее</text:span><text:span text:style-name="T36">, роль руководителей проектов в слабой матрице или в функциональной организации может быть одной из следующих:</text:span></text:p>
      <text:list xml:id="list2959463772" text:style-name="L5">
        <text:list-item>
          <text:p text:style-name="P34">Экспедитор проекта.<text:span text:style-name="T36">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34">Координатор проекта.<text:span text:style-name="T36">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3"><text:span text:style-name="T36"/></text:p>
      <text:p text:style-name="P35"><text:span text:style-name="T36">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span></text:p>
      <text:p text:style-name="P35"><text:span text:style-name="T36"/></text:p>
      <text:p text:style-name="P35"><text:span text:style-name="T36"/></text:p>
      <text:p text:style-name="P35"><text:span text:style-name="T36">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span></text:p>
      <text:p text:style-name="P35"><text:span text:style-name="T36"/></text:p>
      <text:p text:style-name="P36">Упражнение:</text:p>
      <text:p text:style-name="P38"><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number-columns-repeated="2"/>
        <table:table-row>
          <table:table-cell table:style-name="Table2.A1" table:number-columns-spanned="2" office:value-type="string">
            <text:p text:style-name="P65">Функциональная</text:p>
          </table:table-cell>
          <table:covered-table-cell/>
        </table:table-row>
        <table:table-row>
          <table:table-cell table:style-name="Table2.A2" office:value-type="string">
            <text:p text:style-name="P64">Преимущества</text:p>
          </table:table-cell>
          <table:table-cell table:style-name="Table2.B2" office:value-type="string">
            <text:p text:style-name="P64">Недостатки</text:p>
          </table:table-cell>
        </table:table-row>
        <table:table-row>
          <table:table-cell table:style-name="Table2.A2" office:value-type="string">
            <text:p text:style-name="P70"/>
          </table:table-cell>
          <table:table-cell table:style-name="Table2.B2" office:value-type="string">
            <text:p text:style-name="P70"/>
          </table:table-cell>
        </table:table-row>
        <table:table-row>
          <table:table-cell table:style-name="Table2.A2" office:value-type="string">
            <text:list xml:id="list86467251" text:style-name="L8">
              <text:list-item>
                <text:p text:style-name="P83">Упрощение управления <text:soft-page-break/>специалистами<text:span text:style-name="T39">(</text:span><text:span text:style-name="T15">Все рядом, <text:s/>хорошее взаимодействие если проект в рамках одного подразделения</text:span><text:span text:style-name="T39">)</text:span>.</text:p>
              </text:list-item>
              <text:list-item>
                <text:p text:style-name="P84">Члены команды отчитываются только перед одним руководителем.</text:p>
              </text:list-item>
              <text:list-item>
                <text:p text:style-name="P83">Аналогичные ресурсы централизованы, так как компания сгруппирована по специальностям<text:span text:style-name="T39">(</text:span>Есть доступ к центрам компетенции — другим сотрудникам отдела<text:span text:style-name="T39">)</text:span></text:p>
              </text:list-item>
              <text:list-item>
                <text:p text:style-name="P83">Четко определенные пути карьерного роста в областях специализации<text:span text:style-name="T39">(</text:span>Возможность карьерного роста.<text:span text:style-name="T39">)</text:span></text:p>
              </text:list-item>
            </text:list>
          </table:table-cell>
          <table:table-cell table:style-name="Table2.B2" office:value-type="string">
            <text:list xml:id="list3898311580" text:style-name="L6">
              <text:list-item>
                <text:p text:style-name="P71">Мало полномочий у менеджера <text:soft-page-break/>проектов — плохая управляемость.</text:p>
              </text:list-item>
              <text:list-item>
                <text:p text:style-name="P76">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77">Нет карьерных перспектив у менеджера проекта.</text:p>
              </text:list-item>
            </text:list>
          </table:table-cell>
        </table:table-row>
        <table:table-row>
          <table:table-cell table:style-name="Table2.B2" table:number-columns-spanned="2" office:value-type="string">
            <text:p text:style-name="P65">Проектно-ориентированная</text:p>
          </table:table-cell>
          <table:covered-table-cell/>
        </table:table-row>
        <table:table-row>
          <table:table-cell table:style-name="Table2.A2" office:value-type="string">
            <text:p text:style-name="P64">Преимущества</text:p>
          </table:table-cell>
          <table:table-cell table:style-name="Table2.B2" office:value-type="string">
            <text:p text:style-name="P64">Недостатки</text:p>
          </table:table-cell>
        </table:table-row>
        <table:table-row>
          <table:table-cell table:style-name="Table2.A2" office:value-type="string">
            <text:list xml:id="list2071419890" text:style-name="L7">
              <text:list-item>
                <text:p text:style-name="P82"><text:span text:style-name="T40">Руководитель проекта имеет больше полномочий для принятия решений(</text:span><text:span text:style-name="T14">но и ответственность больше</text:span><text:span text:style-name="T40">).</text:span></text:p>
              </text:list-item>
              <text:list-item>
                <text:p text:style-name="P82"><text:span text:style-name="T40">Эффективная организация проекта(</text:span><text:span text:style-name="T14">все для проекта! Нет конкурирующих целей</text:span><text:span text:style-name="T40">).</text:span></text:p>
              </text:list-item>
              <text:list-item>
                <text:p text:style-name="P78">Хорошие коммуникации между участниками команды проекта<text:span text:style-name="T41">(</text:span><text:span text:style-name="T35">лучше чем в функциональной</text:span><text:span text:style-name="T41">)</text:span>.</text:p>
              </text:list-item>
              <text:list-item>
                <text:p text:style-name="P81">Лояльность команды к проекту</text:p>
              </text:list-item>
            </text:list>
          </table:table-cell>
          <table:table-cell table:style-name="Table2.B2" office:value-type="string">
            <text:list xml:id="list224759083579246" text:continue-numbering="true" text:style-name="L7">
              <text:list-item>
                <text:p text:style-name="P78">Некуда идти после окончания проекта</text:p>
              </text:list-item>
              <text:list-item>
                <text:p text:style-name="P80">Отсутствие специализации по дисциплинам<text:span text:style-name="T42">(нет развития)</text:span>. </text:p>
              </text:list-item>
              <text:list-item>
                <text:p text:style-name="P80">Дублирование оборудования и должностных обязанностей. </text:p>
              </text:list-item>
              <text:list-item>
                <text:p text:style-name="P79">Может привести к менее эффективному использованию <text:span text:style-name="T44">ресурсов(как следствие предыдущего пункта).</text:span></text:p>
              </text:list-item>
            </text:list>
          </table:table-cell>
        </table:table-row>
        <table:table-row>
          <table:table-cell table:style-name="Table2.B2" table:number-columns-spanned="2" office:value-type="string">
            <text:p text:style-name="P66">Матричная</text:p>
          </table:table-cell>
          <table:covered-table-cell/>
        </table:table-row>
        <table:table-row>
          <table:table-cell table:style-name="Table2.A2" office:value-type="string">
            <text:p text:style-name="P64">Преимущества</text:p>
          </table:table-cell>
          <table:table-cell table:style-name="Table2.B2" office:value-type="string">
            <text:p text:style-name="P64">Недостатки</text:p>
          </table:table-cell>
        </table:table-row>
        <table:table-row>
          <table:table-cell table:style-name="Table2.A2" office:value-type="string">
            <text:list xml:id="list4227079539" text:style-name="L9">
              <text:list-item>
                <text:p text:style-name="P73">Четко определенные цели проекта<text:span text:style-name="T42">(</text:span><text:span text:style-name="T12">видимо по сравнению с функциональной</text:span><text:span text:style-name="T42">)</text:span>. </text:p>
              </text:list-item>
              <text:list-item>
                <text:p text:style-name="P73">Улучшенный контроль менеджера проекта над ресурсами (<text:span text:style-name="T10">по сравнению с функциональным</text:span>). </text:p>
              </text:list-item>
              <text:list-item>
                <text:p text:style-name="P73">Дополнительная поддержка из функциональных областей<text:span text:style-name="T42">(</text:span><text:span text:style-name="T12">можно пойти посоветоваться с коллегами из отдела</text:span><text:span text:style-name="T42">)</text:span>.</text:p>
              </text:list-item>
              <text:list-item>
                <text:p text:style-name="P73">Максимальное использование ограниченных ресурсов<text:span text:style-name="T42">(</text:span><text:span text:style-name="T12">загрузят работой не по проекту так, <text:s/>текучкой</text:span><text:span text:style-name="T42">)</text:span>.</text:p>
              </text:list-item>
              <text:list-item>
                <text:p text:style-name="P73">Лучшая координация <text:span text:style-name="T42">(</text:span><text:span text:style-name="T12">не нужно запрашивать ресурсы у функциональных руководителей, ну </text:span><text:soft-page-break/><text:span text:style-name="T12">или по крайней мере уже известно кого они могут выделить</text:span><text:span text:style-name="T42">)</text:span></text:p>
              </text:list-item>
              <text:list-item>
                <text:p text:style-name="P72">Более эффективное горизонтальное и вертикальное распространение информации<text:span text:style-name="T43">(</text:span><text:span text:style-name="T13">она передается как через коммуникации проекта, так и коммуникации функциональной структуры</text:span><text:span text:style-name="T43">)</text:span> </text:p>
              </text:list-item>
              <text:list-item>
                <text:p text:style-name="P72">Членам команды есть куда вернуться после проекта(<text:span text:style-name="T10">Есть " дом”</text:span>)</text:p>
              </text:list-item>
            </text:list>
          </table:table-cell>
          <table:table-cell table:style-name="Table2.B2" office:value-type="string">
            <text:list xml:id="list3495539436" text:style-name="L10">
              <text:list-item>
                <text:p text:style-name="P74">Требуется дополнительное администрирование<text:span text:style-name="T16">(потому что два босса)</text:span></text:p>
              </text:list-item>
              <text:list-item>
                <text:p text:style-name="P74">Члены проектной команды имеют более одного босса</text:p>
              </text:list-item>
              <text:list-item>
                <text:p text:style-name="P75">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74">Распределение ресурсов является более сложным<text:span text:style-name="T45">(</text:span><text:span text:style-name="T16">и необходимо р</text:span><text:span text:style-name="T17">а</text:span><text:span text:style-name="T16">списать все процедуры</text:span><text:span text:style-name="T45">)</text:span>.</text:p>
              </text:list-item>
              <text:list-item>
                <text:p text:style-name="P74">Необходимы более подробно описанные регламенты взаимодействия</text:p>
              </text:list-item>
              <text:list-item>
                <text:p text:style-name="P74">Функциональные руководители могут иметь иные приоритеты, чем руководители проектов</text:p>
              </text:list-item>
              <text:list-item>
                <text:p text:style-name="P74"><text:soft-page-break/>Более высокий потенциал конфликта<text:span text:style-name="T46">(</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6">)</text:span></text:p>
              </text:list-item>
            </text:list>
          </table:table-cell>
        </table:table-row>
      </table:table>
      <text:p text:style-name="P42"/>
      <text:p text:style-name="P43">Р<text:span text:style-name="T32">оли в проекте.</text:span></text:p>
      <text:p text:style-name="P39"><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39"><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37"/>
      <text:p text:style-name="P37">Упражнение:</text:p>
      <text:p text:style-name="P40">Роль спонсора проекта / инициатора. Проверьте себя! Опишите роль спонсора/инициатора проекта.</text:p>
      <text:p text:style-name="P40"/>
      <text:p text:style-name="P44">Ответ:</text:p>
      <text:p text:style-name="P41">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6-18T22:47:55.078245015</dc:date>
    <meta:editing-duration>P17DT5H7M6S</meta:editing-duration>
    <meta:editing-cycles>66</meta:editing-cycles>
    <meta:document-statistic meta:table-count="2" meta:image-count="3" meta:object-count="0" meta:page-count="11" meta:paragraph-count="182" meta:word-count="3475" meta:character-count="26543" meta:non-whitespace-character-count="23270"/>
  </office:meta>
</office:document-meta>
</file>